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co15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46.92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29.49mm"/>
    </style:style>
    <style:style style:name="co16" style:family="table-column">
      <style:table-column-properties fo:break-before="auto" style:column-width="48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33ff99"/>
    </style:style>
    <style:style style:name="ce14" style:family="table-cell" style:parent-style-name="Default">
      <style:table-cell-properties fo:background-color="#cccc99"/>
    </style:style>
    <style:style style:name="ce15" style:family="table-cell" style:parent-style-name="Default">
      <style:table-cell-properties fo:background-color="#66cc99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19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able-cell-properties fo:background-color="#23ff23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13" table:default-cell-style-name="Default"/>
        <table:table-row table:style-name="ro2">
          <table:table-cell table:style-name="ce11" office:value-type="string" calcext:value-type="string">
            <text:p>Common material</text:p>
          </table:table-cell>
          <table:table-cell table:number-columns-repeated="6"/>
          <table:table-cell table:style-name="ce11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12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number-columns-repeated="6"/>
          <table:table-cell table:style-name="ce11"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  <table:table-cell table:style-name="ce12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witching circuit opto-coupler active high/low possibilities</text:p>
          </table:table-cell>
        </table:table-row>
        <table:table-row table:style-name="ro2">
          <table:table-cell office:value-type="string" calcext:value-type="string">
            <text:p>Switching circuit add headers for strength/attaching to mainboard (and connect to GND?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ce19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3">
          <table:table-cell table:formula="of:=12*[.J2]*2" office:value-type="float" office:value="24" calcext:value-type="float">
            <text:p>24</text:p>
          </table:table-cell>
          <table:table-cell table:style-name="ce18" table:formula="of:=[.$G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H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([.$G$2]-[.A2])-3.3)*([.$K$2]/([.$K$3]+[.$K$2]))+3.3" office:value-type="float" office:value="1.43478260869565" calcext:value-type="float">
            <text:p>1.43478260869565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3">
          <table:table-cell table:formula="of:=[.A2]-1" office:value-type="float" office:value="23" calcext:value-type="float">
            <text:p>23</text:p>
          </table:table-cell>
          <table:table-cell table:style-name="ce18" table:formula="of:=[.$G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H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formula="of:=(([.$G$2]-[.A3])-3.3)*([.$K$2]/([.$K$3]+[.$K$2]))+3.3" office:value-type="float" office:value="1.56521739130435" calcext:value-type="float">
            <text:p>1.5652173913043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table:formula="of:=[.A3]-1" office:value-type="float" office:value="22" calcext:value-type="float">
            <text:p>22</text:p>
          </table:table-cell>
          <table:table-cell table:style-name="ce18" table:formula="of:=[.$G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H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formula="of:=(([.$G$2]-[.A4])-3.3)*([.$K$2]/([.$K$3]+[.$K$2]))+3.3" office:value-type="float" office:value="1.69565217391304" calcext:value-type="float">
            <text:p>1.69565217391304</text:p>
          </table:table-cell>
          <table:table-cell table:number-columns-repeated="10"/>
        </table:table-row>
        <table:table-row table:style-name="ro3">
          <table:table-cell table:formula="of:=[.A4]-1" office:value-type="float" office:value="21" calcext:value-type="float">
            <text:p>21</text:p>
          </table:table-cell>
          <table:table-cell table:style-name="ce18" table:formula="of:=[.$G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H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formula="of:=(([.$G$2]-[.A5])-3.3)*([.$K$2]/([.$K$3]+[.$K$2]))+3.3" office:value-type="float" office:value="1.82608695652174" calcext:value-type="float">
            <text:p>1.82608695652174</text:p>
          </table:table-cell>
          <table:table-cell table:number-columns-repeated="10"/>
        </table:table-row>
        <table:table-row table:style-name="ro3">
          <table:table-cell table:formula="of:=[.A5]-1" office:value-type="float" office:value="20" calcext:value-type="float">
            <text:p>20</text:p>
          </table:table-cell>
          <table:table-cell table:style-name="ce18" table:formula="of:=[.$G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H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6" calcext:value-type="float">
            <text:p>-86.8112237838266</text:p>
          </table:table-cell>
          <table:table-cell table:formula="of:=(([.$G$2]-[.A6])-3.3)*([.$K$2]/([.$K$3]+[.$K$2]))+3.3" office:value-type="float" office:value="1.95652173913043" calcext:value-type="float">
            <text:p>1.95652173913043</text:p>
          </table:table-cell>
          <table:table-cell table:number-columns-repeated="10"/>
        </table:table-row>
        <table:table-row table:style-name="ro3">
          <table:table-cell table:formula="of:=[.A6]-1" office:value-type="float" office:value="19" calcext:value-type="float">
            <text:p>19</text:p>
          </table:table-cell>
          <table:table-cell table:style-name="ce18" table:formula="of:=[.$G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H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formula="of:=(([.$G$2]-[.A7])-3.3)*([.$K$2]/([.$K$3]+[.$K$2]))+3.3" office:value-type="float" office:value="2.08695652173913" calcext:value-type="float">
            <text:p>2.08695652173913</text:p>
          </table:table-cell>
          <table:table-cell table:number-columns-repeated="10"/>
        </table:table-row>
        <table:table-row table:style-name="ro3">
          <table:table-cell table:formula="of:=[.A7]-1" office:value-type="float" office:value="18" calcext:value-type="float">
            <text:p>18</text:p>
          </table:table-cell>
          <table:table-cell table:style-name="ce18" table:formula="of:=[.$G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H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3" calcext:value-type="float">
            <text:p>-58.3149498902923</text:p>
          </table:table-cell>
          <table:table-cell table:formula="of:=(([.$G$2]-[.A8])-3.3)*([.$K$2]/([.$K$3]+[.$K$2]))+3.3" office:value-type="float" office:value="2.21739130434783" calcext:value-type="float">
            <text:p>2.21739130434783</text:p>
          </table:table-cell>
          <table:table-cell table:number-columns-repeated="10"/>
        </table:table-row>
        <table:table-row table:style-name="ro3">
          <table:table-cell table:formula="of:=[.A8]-1" office:value-type="float" office:value="17" calcext:value-type="float">
            <text:p>17</text:p>
          </table:table-cell>
          <table:table-cell table:style-name="ce18" table:formula="of:=[.$G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H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formula="of:=(([.$G$2]-[.A9])-3.3)*([.$K$2]/([.$K$3]+[.$K$2]))+3.3" office:value-type="float" office:value="2.34782608695652" calcext:value-type="float">
            <text:p>2.34782608695652</text:p>
          </table:table-cell>
          <table:table-cell table:number-columns-repeated="10"/>
        </table:table-row>
        <table:table-row table:style-name="ro3">
          <table:table-cell table:formula="of:=[.A9]-1" office:value-type="float" office:value="16" calcext:value-type="float">
            <text:p>16</text:p>
          </table:table-cell>
          <table:table-cell table:style-name="ce18" table:formula="of:=[.$G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H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3" calcext:value-type="float">
            <text:p>-29.8186759967583</text:p>
          </table:table-cell>
          <table:table-cell table:formula="of:=(([.$G$2]-[.A10])-3.3)*([.$K$2]/([.$K$3]+[.$K$2]))+3.3" office:value-type="float" office:value="2.47826086956522" calcext:value-type="float">
            <text:p>2.4782608695652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3">
          <table:table-cell table:formula="of:=[.A10]-1" office:value-type="float" office:value="15" calcext:value-type="float">
            <text:p>15</text:p>
          </table:table-cell>
          <table:table-cell table:style-name="ce18" table:formula="of:=[.$G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H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formula="of:=(([.$G$2]-[.A11])-3.3)*([.$K$2]/([.$K$3]+[.$K$2]))+3.3" office:value-type="float" office:value="2.60869565217391" calcext:value-type="float">
            <text:p>2.6086956521739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3">
          <table:table-cell table:formula="of:=[.A11]-1" office:value-type="float" office:value="14" calcext:value-type="float">
            <text:p>14</text:p>
          </table:table-cell>
          <table:table-cell table:style-name="ce18" table:formula="of:=[.$G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H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formula="of:=(([.$G$2]-[.A12])-3.3)*([.$K$2]/([.$K$3]+[.$K$2]))+3.3" office:value-type="float" office:value="2.73913043478261" calcext:value-type="float">
            <text:p>2.739130434782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formula="of:=[.A12]-1" office:value-type="float" office:value="13" calcext:value-type="float">
            <text:p>13</text:p>
          </table:table-cell>
          <table:table-cell table:style-name="ce18" table:formula="of:=[.$G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H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formula="of:=(([.$G$2]-[.A13])-3.3)*([.$K$2]/([.$K$3]+[.$K$2]))+3.3" office:value-type="float" office:value="2.8695652173913" calcext:value-type="float">
            <text:p>2.8695652173913</text:p>
          </table:table-cell>
          <table:table-cell table:number-columns-repeated="10"/>
        </table:table-row>
        <table:table-row table:style-name="ro3">
          <table:table-cell table:formula="of:=[.A13]-1" office:value-type="float" office:value="12" calcext:value-type="float">
            <text:p>12</text:p>
          </table:table-cell>
          <table:table-cell table:style-name="ce18" table:formula="of:=[.$G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H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2" calcext:value-type="float">
            <text:p>27.1738717903102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table:formula="of:=[.A14]-1" office:value-type="float" office:value="11" calcext:value-type="float">
            <text:p>11</text:p>
          </table:table-cell>
          <table:table-cell table:style-name="ce18" table:formula="of:=[.$G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H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3" calcext:value-type="float">
            <text:p>41.4220087370773</text:p>
          </table:table-cell>
          <table:table-cell table:formula="of:=(([.$G$2]-[.A15])-3.3)*([.$K$2]/([.$K$3]+[.$K$2]))+3.3" office:value-type="float" office:value="3.1304347826087" calcext:value-type="float">
            <text:p>3.1304347826087</text:p>
          </table:table-cell>
          <table:table-cell table:number-columns-repeated="10"/>
        </table:table-row>
        <table:table-row table:style-name="ro3">
          <table:table-cell table:formula="of:=[.A15]-1" office:value-type="float" office:value="10" calcext:value-type="float">
            <text:p>10</text:p>
          </table:table-cell>
          <table:table-cell table:style-name="ce18" table:formula="of:=[.$G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H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formula="of:=(([.$G$2]-[.A16])-3.3)*([.$K$2]/([.$K$3]+[.$K$2]))+3.3" office:value-type="float" office:value="3.26086956521739" calcext:value-type="float">
            <text:p>3.26086956521739</text:p>
          </table:table-cell>
          <table:table-cell table:number-columns-repeated="10"/>
        </table:table-row>
        <table:table-row table:style-name="ro3">
          <table:table-cell table:formula="of:=[.A16]-1" office:value-type="float" office:value="9" calcext:value-type="float">
            <text:p>9</text:p>
          </table:table-cell>
          <table:table-cell table:style-name="ce18" table:formula="of:=[.$G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H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3" calcext:value-type="float">
            <text:p>69.9182826306113</text:p>
          </table:table-cell>
          <table:table-cell table:formula="of:=(([.$G$2]-[.A17])-3.3)*([.$K$2]/([.$K$3]+[.$K$2]))+3.3" office:value-type="float" office:value="3.39130434782609" calcext:value-type="float">
            <text:p>3.39130434782609</text:p>
          </table:table-cell>
          <table:table-cell table:number-columns-repeated="10"/>
        </table:table-row>
        <table:table-row table:style-name="ro3">
          <table:table-cell table:formula="of:=[.A17]-1" office:value-type="float" office:value="8" calcext:value-type="float">
            <text:p>8</text:p>
          </table:table-cell>
          <table:table-cell table:style-name="ce18" table:formula="of:=[.$G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H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formula="of:=(([.$G$2]-[.A18])-3.3)*([.$K$2]/([.$K$3]+[.$K$2]))+3.3" office:value-type="float" office:value="3.52173913043478" calcext:value-type="float">
            <text:p>3.52173913043478</text:p>
          </table:table-cell>
          <table:table-cell table:number-columns-repeated="10"/>
        </table:table-row>
        <table:table-row table:style-name="ro3">
          <table:table-cell table:formula="of:=[.A18]-1" office:value-type="float" office:value="7" calcext:value-type="float">
            <text:p>7</text:p>
          </table:table-cell>
          <table:table-cell table:style-name="ce18" table:formula="of:=[.$G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H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formula="of:=(([.$G$2]-[.A19])-3.3)*([.$K$2]/([.$K$3]+[.$K$2]))+3.3" office:value-type="float" office:value="3.65217391304348" calcext:value-type="float">
            <text:p>3.65217391304348</text:p>
          </table:table-cell>
          <table:table-cell table:number-columns-repeated="10"/>
        </table:table-row>
        <table:table-row table:style-name="ro3">
          <table:table-cell table:formula="of:=[.A19]-1" office:value-type="float" office:value="6" calcext:value-type="float">
            <text:p>6</text:p>
          </table:table-cell>
          <table:table-cell table:style-name="ce18" table:formula="of:=[.$G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H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formula="of:=(([.$G$2]-[.A20])-3.3)*([.$K$2]/([.$K$3]+[.$K$2]))+3.3" office:value-type="float" office:value="3.78260869565217" calcext:value-type="float">
            <text:p>3.78260869565217</text:p>
          </table:table-cell>
          <table:table-cell table:number-columns-repeated="10"/>
        </table:table-row>
        <table:table-row table:style-name="ro3">
          <table:table-cell table:formula="of:=[.A20]-1" office:value-type="float" office:value="5" calcext:value-type="float">
            <text:p>5</text:p>
          </table:table-cell>
          <table:table-cell table:style-name="ce18" table:formula="of:=[.$G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H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formula="of:=(([.$G$2]-[.A21])-3.3)*([.$K$2]/([.$K$3]+[.$K$2]))+3.3" office:value-type="float" office:value="3.91304347826087" calcext:value-type="float">
            <text:p>3.91304347826087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3">
          <table:table-cell table:formula="of:=[.A21]-1" office:value-type="float" office:value="4" calcext:value-type="float">
            <text:p>4</text:p>
          </table:table-cell>
          <table:table-cell table:style-name="ce18" table:formula="of:=[.$G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H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formula="of:=(([.$G$2]-[.A22])-3.3)*([.$K$2]/([.$K$3]+[.$K$2]))+3.3" office:value-type="float" office:value="4.04347826086957" calcext:value-type="float">
            <text:p>4.04347826086957</text:p>
          </table:table-cell>
          <table:table-cell table:number-columns-repeated="10"/>
        </table:table-row>
        <table:table-row table:style-name="ro3">
          <table:table-cell table:formula="of:=[.A22]-1" office:value-type="float" office:value="3" calcext:value-type="float">
            <text:p>3</text:p>
          </table:table-cell>
          <table:table-cell table:style-name="ce18" table:formula="of:=[.$G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H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formula="of:=(([.$G$2]-[.A23])-3.3)*([.$K$2]/([.$K$3]+[.$K$2]))+3.3" office:value-type="float" office:value="4.17391304347826" calcext:value-type="float">
            <text:p>4.17391304347826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3">
          <table:table-cell table:formula="of:=[.A23]-1" office:value-type="float" office:value="2" calcext:value-type="float">
            <text:p>2</text:p>
          </table:table-cell>
          <table:table-cell table:style-name="ce18" table:formula="of:=[.$G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H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formula="of:=(([.$G$2]-[.A24])-3.3)*([.$K$2]/([.$K$3]+[.$K$2]))+3.3" office:value-type="float" office:value="4.30434782608696" calcext:value-type="float">
            <text:p>4.30434782608696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3">
          <table:table-cell table:formula="of:=[.A24]-1" office:value-type="float" office:value="1" calcext:value-type="float">
            <text:p>1</text:p>
          </table:table-cell>
          <table:table-cell table:style-name="ce18" table:formula="of:=[.$G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H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formula="of:=(([.$G$2]-[.A25])-3.3)*([.$K$2]/([.$K$3]+[.$K$2]))+3.3" office:value-type="float" office:value="4.43478260869565" calcext:value-type="float">
            <text:p>4.43478260869565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3">
          <table:table-cell table:formula="of:=[.A25]-1" office:value-type="float" office:value="0" calcext:value-type="float">
            <text:p>0</text:p>
          </table:table-cell>
          <table:table-cell table:style-name="ce18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formula="of:=(([.$G$2]-[.A26])-3.3)*([.$K$2]/([.$K$3]+[.$K$2]))+3.3" office:value-type="float" office:value="4.56521739130435" calcext:value-type="float">
            <text:p>4.56521739130435</text:p>
          </table:table-cell>
          <table:table-cell table:number-columns-repeated="10"/>
        </table:table-row>
        <table:table-row table:style-name="ro3">
          <table:table-cell table:formula="of:=[.A26]-1" office:value-type="float" office:value="-1" calcext:value-type="float">
            <text:p>-1</text:p>
          </table:table-cell>
          <table:table-cell table:style-name="ce18" table:formula="of:=[.$G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H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formula="of:=(([.$G$2]-[.A27])-3.3)*([.$K$2]/([.$K$3]+[.$K$2]))+3.3" office:value-type="float" office:value="4.69565217391304" calcext:value-type="float">
            <text:p>4.69565217391304</text:p>
          </table:table-cell>
          <table:table-cell table:number-columns-repeated="10"/>
        </table:table-row>
        <table:table-row table:style-name="ro3">
          <table:table-cell table:formula="of:=[.A27]-1" office:value-type="float" office:value="-2" calcext:value-type="float">
            <text:p>-2</text:p>
          </table:table-cell>
          <table:table-cell table:style-name="ce18" table:formula="of:=[.$G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H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formula="of:=(([.$G$2]-[.A28])-3.3)*([.$K$2]/([.$K$3]+[.$K$2]))+3.3" office:value-type="float" office:value="4.82608695652174" calcext:value-type="float">
            <text:p>4.82608695652174</text:p>
          </table:table-cell>
          <table:table-cell table:number-columns-repeated="10"/>
        </table:table-row>
        <table:table-row table:style-name="ro3">
          <table:table-cell table:formula="of:=[.A28]-1" office:value-type="float" office:value="-3" calcext:value-type="float">
            <text:p>-3</text:p>
          </table:table-cell>
          <table:table-cell table:style-name="ce18" table:formula="of:=[.$G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H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formula="of:=(([.$G$2]-[.A29])-3.3)*([.$K$2]/([.$K$3]+[.$K$2]))+3.3" office:value-type="float" office:value="4.95652173913043" calcext:value-type="float">
            <text:p>4.95652173913043</text:p>
          </table:table-cell>
          <table:table-cell table:number-columns-repeated="10"/>
        </table:table-row>
        <table:table-row table:style-name="ro3">
          <table:table-cell table:formula="of:=[.A29]-1" office:value-type="float" office:value="-4" calcext:value-type="float">
            <text:p>-4</text:p>
          </table:table-cell>
          <table:table-cell table:style-name="ce18" table:formula="of:=[.$G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H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4" calcext:value-type="float">
            <text:p>255.144062938584</text:p>
          </table:table-cell>
          <table:table-cell table:formula="of:=(([.$G$2]-[.A30])-3.3)*([.$K$2]/([.$K$3]+[.$K$2]))+3.3" office:value-type="float" office:value="5.08695652173913" calcext:value-type="float">
            <text:p>5.08695652173913</text:p>
          </table:table-cell>
          <table:table-cell table:number-columns-repeated="10"/>
        </table:table-row>
        <table:table-row table:style-name="ro3">
          <table:table-cell table:formula="of:=[.A30]-1" office:value-type="float" office:value="-5" calcext:value-type="float">
            <text:p>-5</text:p>
          </table:table-cell>
          <table:table-cell table:style-name="ce18" table:formula="of:=[.$G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H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formula="of:=(([.$G$2]-[.A31])-3.3)*([.$K$2]/([.$K$3]+[.$K$2]))+3.3" office:value-type="float" office:value="5.21739130434783" calcext:value-type="float">
            <text:p>5.21739130434783</text:p>
          </table:table-cell>
          <table:table-cell table:number-columns-repeated="10"/>
        </table:table-row>
        <table:table-row table:style-name="ro3">
          <table:table-cell table:formula="of:=[.A31]-1" office:value-type="float" office:value="-6" calcext:value-type="float">
            <text:p>-6</text:p>
          </table:table-cell>
          <table:table-cell table:style-name="ce18" table:formula="of:=[.$G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H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formula="of:=(([.$G$2]-[.A32])-3.3)*([.$K$2]/([.$K$3]+[.$K$2]))+3.3" office:value-type="float" office:value="5.34782608695652" calcext:value-type="float">
            <text:p>5.34782608695652</text:p>
          </table:table-cell>
          <table:table-cell table:number-columns-repeated="10"/>
        </table:table-row>
        <table:table-row table:style-name="ro3">
          <table:table-cell table:formula="of:=[.A32]-1" office:value-type="float" office:value="-7" calcext:value-type="float">
            <text:p>-7</text:p>
          </table:table-cell>
          <table:table-cell table:style-name="ce18" table:formula="of:=[.$G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H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formula="of:=(([.$G$2]-[.A33])-3.3)*([.$K$2]/([.$K$3]+[.$K$2]))+3.3" office:value-type="float" office:value="5.47826086956522" calcext:value-type="float">
            <text:p>5.47826086956522</text:p>
          </table:table-cell>
          <table:table-cell table:number-columns-repeated="10"/>
        </table:table-row>
        <table:table-row table:style-name="ro3">
          <table:table-cell table:formula="of:=[.A33]-1" office:value-type="float" office:value="-8" calcext:value-type="float">
            <text:p>-8</text:p>
          </table:table-cell>
          <table:table-cell table:style-name="ce18" table:formula="of:=[.$G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H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formula="of:=(([.$G$2]-[.A34])-3.3)*([.$K$2]/([.$K$3]+[.$K$2]))+3.3" office:value-type="float" office:value="5.60869565217391" calcext:value-type="float">
            <text:p>5.60869565217391</text:p>
          </table:table-cell>
          <table:table-cell table:number-columns-repeated="10"/>
        </table:table-row>
        <table:table-row table:style-name="ro3">
          <table:table-cell table:formula="of:=[.A34]-1" office:value-type="float" office:value="-9" calcext:value-type="float">
            <text:p>-9</text:p>
          </table:table-cell>
          <table:table-cell table:style-name="ce18" table:formula="of:=[.$G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H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formula="of:=(([.$G$2]-[.A35])-3.3)*([.$K$2]/([.$K$3]+[.$K$2]))+3.3" office:value-type="float" office:value="5.73913043478261" calcext:value-type="float">
            <text:p>5.73913043478261</text:p>
          </table:table-cell>
          <table:table-cell table:number-columns-repeated="10"/>
        </table:table-row>
        <table:table-row table:style-name="ro3">
          <table:table-cell table:formula="of:=[.A35]-1" office:value-type="float" office:value="-10" calcext:value-type="float">
            <text:p>-10</text:p>
          </table:table-cell>
          <table:table-cell table:style-name="ce18" table:formula="of:=[.$G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H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5" calcext:value-type="float">
            <text:p>340.632884619185</text:p>
          </table:table-cell>
          <table:table-cell table:formula="of:=(([.$G$2]-[.A36])-3.3)*([.$K$2]/([.$K$3]+[.$K$2]))+3.3" office:value-type="float" office:value="5.8695652173913" calcext:value-type="float">
            <text:p>5.8695652173913</text:p>
          </table:table-cell>
          <table:table-cell table:number-columns-repeated="10"/>
        </table:table-row>
        <table:table-row table:style-name="ro3">
          <table:table-cell table:formula="of:=[.A36]-1" office:value-type="float" office:value="-11" calcext:value-type="float">
            <text:p>-11</text:p>
          </table:table-cell>
          <table:table-cell table:style-name="ce18" table:formula="of:=[.$G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H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2" calcext:value-type="float">
            <text:p>354.881021565952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3">
          <table:table-cell table:formula="of:=[.A37]-1" office:value-type="float" office:value="-12" calcext:value-type="float">
            <text:p>-12</text:p>
          </table:table-cell>
          <table:table-cell table:style-name="ce18" table:formula="of:=[.$G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H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1" calcext:value-type="float">
            <text:p>369.129158512721</text:p>
          </table:table-cell>
          <table:table-cell table:formula="of:=(([.$G$2]-[.A38])-3.3)*([.$K$2]/([.$K$3]+[.$K$2]))+3.3" office:value-type="float" office:value="6.1304347826087" calcext:value-type="float">
            <text:p>6.1304347826087</text:p>
          </table:table-cell>
          <table:table-cell table:number-columns-repeated="10"/>
        </table:table-row>
        <table:table-row table:style-name="ro3">
          <table:table-cell table:formula="of:=[.A38]-1" office:value-type="float" office:value="-13" calcext:value-type="float">
            <text:p>-13</text:p>
          </table:table-cell>
          <table:table-cell table:style-name="ce18" table:formula="of:=[.$G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H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8" calcext:value-type="float">
            <text:p>383.377295459488</text:p>
          </table:table-cell>
          <table:table-cell table:formula="of:=(([.$G$2]-[.A39])-3.3)*([.$K$2]/([.$K$3]+[.$K$2]))+3.3" office:value-type="float" office:value="6.26086956521739" calcext:value-type="float">
            <text:p>6.26086956521739</text:p>
          </table:table-cell>
          <table:table-cell table:number-columns-repeated="10"/>
        </table:table-row>
        <table:table-row table:style-name="ro3">
          <table:table-cell table:formula="of:=[.A39]-1" office:value-type="float" office:value="-14" calcext:value-type="float">
            <text:p>-14</text:p>
          </table:table-cell>
          <table:table-cell table:style-name="ce18" table:formula="of:=[.$G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H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5" calcext:value-type="float">
            <text:p>397.625432406255</text:p>
          </table:table-cell>
          <table:table-cell table:formula="of:=(([.$G$2]-[.A40])-3.3)*([.$K$2]/([.$K$3]+[.$K$2]))+3.3" office:value-type="float" office:value="6.39130434782609" calcext:value-type="float">
            <text:p>6.39130434782609</text:p>
          </table:table-cell>
          <table:table-cell table:number-columns-repeated="10"/>
        </table:table-row>
        <table:table-row table:style-name="ro3">
          <table:table-cell table:formula="of:=[.A40]-1" office:value-type="float" office:value="-15" calcext:value-type="float">
            <text:p>-15</text:p>
          </table:table-cell>
          <table:table-cell table:style-name="ce18" table:formula="of:=[.$G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H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formula="of:=(([.$G$2]-[.A41])-3.3)*([.$K$2]/([.$K$3]+[.$K$2]))+3.3" office:value-type="float" office:value="6.52173913043478" calcext:value-type="float">
            <text:p>6.52173913043478</text:p>
          </table:table-cell>
          <table:table-cell table:number-columns-repeated="10"/>
        </table:table-row>
        <table:table-row table:style-name="ro3">
          <table:table-cell table:formula="of:=[.A41]-1" office:value-type="float" office:value="-16" calcext:value-type="float">
            <text:p>-16</text:p>
          </table:table-cell>
          <table:table-cell table:style-name="ce18" table:formula="of:=[.$G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H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8" calcext:value-type="float">
            <text:p>426.121706299788</text:p>
          </table:table-cell>
          <table:table-cell table:formula="of:=(([.$G$2]-[.A42])-3.3)*([.$K$2]/([.$K$3]+[.$K$2]))+3.3" office:value-type="float" office:value="6.65217391304348" calcext:value-type="float">
            <text:p>6.65217391304348</text:p>
          </table:table-cell>
          <table:table-cell table:number-columns-repeated="10"/>
        </table:table-row>
        <table:table-row table:style-name="ro3">
          <table:table-cell table:formula="of:=[.A42]-1" office:value-type="float" office:value="-17" calcext:value-type="float">
            <text:p>-17</text:p>
          </table:table-cell>
          <table:table-cell table:style-name="ce18" table:formula="of:=[.$G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H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5" calcext:value-type="float">
            <text:p>440.369843246555</text:p>
          </table:table-cell>
          <table:table-cell table:formula="of:=(([.$G$2]-[.A43])-3.3)*([.$K$2]/([.$K$3]+[.$K$2]))+3.3" office:value-type="float" office:value="6.78260869565217" calcext:value-type="float">
            <text:p>6.78260869565217</text:p>
          </table:table-cell>
          <table:table-cell table:number-columns-repeated="10"/>
        </table:table-row>
        <table:table-row table:style-name="ro3">
          <table:table-cell table:formula="of:=[.A43]-1" office:value-type="float" office:value="-18" calcext:value-type="float">
            <text:p>-18</text:p>
          </table:table-cell>
          <table:table-cell table:style-name="ce18" table:formula="of:=[.$G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H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2" calcext:value-type="float">
            <text:p>454.617980193322</text:p>
          </table:table-cell>
          <table:table-cell table:formula="of:=(([.$G$2]-[.A44])-3.3)*([.$K$2]/([.$K$3]+[.$K$2]))+3.3" office:value-type="float" office:value="6.91304347826087" calcext:value-type="float">
            <text:p>6.91304347826087</text:p>
          </table:table-cell>
          <table:table-cell table:number-columns-repeated="10"/>
        </table:table-row>
        <table:table-row table:style-name="ro3">
          <table:table-cell table:formula="of:=[.A44]-1" office:value-type="float" office:value="-19" calcext:value-type="float">
            <text:p>-19</text:p>
          </table:table-cell>
          <table:table-cell table:style-name="ce18" table:formula="of:=[.$G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H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89" calcext:value-type="float">
            <text:p>468.866117140089</text:p>
          </table:table-cell>
          <table:table-cell table:formula="of:=(([.$G$2]-[.A45])-3.3)*([.$K$2]/([.$K$3]+[.$K$2]))+3.3" office:value-type="float" office:value="7.04347826086956" calcext:value-type="float">
            <text:p>7.04347826086956</text:p>
          </table:table-cell>
          <table:table-cell table:number-columns-repeated="10"/>
        </table:table-row>
        <table:table-row table:style-name="ro3">
          <table:table-cell table:formula="of:=[.A45]-1" office:value-type="float" office:value="-20" calcext:value-type="float">
            <text:p>-20</text:p>
          </table:table-cell>
          <table:table-cell table:style-name="ce18" table:formula="of:=[.$G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H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formula="of:=(([.$G$2]-[.A46])-3.3)*([.$K$2]/([.$K$3]+[.$K$2]))+3.3" office:value-type="float" office:value="7.17391304347826" calcext:value-type="float">
            <text:p>7.17391304347826</text:p>
          </table:table-cell>
          <table:table-cell table:number-columns-repeated="10"/>
        </table:table-row>
        <table:table-row table:style-name="ro3">
          <table:table-cell table:formula="of:=[.A46]-1" office:value-type="float" office:value="-21" calcext:value-type="float">
            <text:p>-21</text:p>
          </table:table-cell>
          <table:table-cell table:style-name="ce18" table:formula="of:=[.$G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H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formula="of:=(([.$G$2]-[.A47])-3.3)*([.$K$2]/([.$K$3]+[.$K$2]))+3.3" office:value-type="float" office:value="7.30434782608696" calcext:value-type="float">
            <text:p>7.30434782608696</text:p>
          </table:table-cell>
          <table:table-cell table:number-columns-repeated="10"/>
        </table:table-row>
        <table:table-row table:style-name="ro3">
          <table:table-cell table:formula="of:=[.A47]-1" office:value-type="float" office:value="-22" calcext:value-type="float">
            <text:p>-22</text:p>
          </table:table-cell>
          <table:table-cell table:style-name="ce18" table:formula="of:=[.$G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H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formula="of:=(([.$G$2]-[.A48])-3.3)*([.$K$2]/([.$K$3]+[.$K$2]))+3.3" office:value-type="float" office:value="7.43478260869565" calcext:value-type="float">
            <text:p>7.43478260869565</text:p>
          </table:table-cell>
          <table:table-cell table:number-columns-repeated="10"/>
        </table:table-row>
        <table:table-row table:style-name="ro3">
          <table:table-cell table:formula="of:=[.A48]-1" office:value-type="float" office:value="-23" calcext:value-type="float">
            <text:p>-23</text:p>
          </table:table-cell>
          <table:table-cell table:style-name="ce18" table:formula="of:=[.$G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H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formula="of:=(([.$G$2]-[.A49])-3.3)*([.$K$2]/([.$K$3]+[.$K$2]))+3.3" office:value-type="float" office:value="7.56521739130435" calcext:value-type="float">
            <text:p>7.56521739130435</text:p>
          </table:table-cell>
          <table:table-cell table:number-columns-repeated="10"/>
        </table:table-row>
        <table:table-row table:style-name="ro3">
          <table:table-cell table:formula="of:=[.A49]-1" office:value-type="float" office:value="-24" calcext:value-type="float">
            <text:p>-24</text:p>
          </table:table-cell>
          <table:table-cell table:style-name="ce18" table:formula="of:=[.$G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H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formula="of:=(([.$G$2]-[.A50])-3.3)*([.$K$2]/([.$K$3]+[.$K$2]))+3.3" office:value-type="float" office:value="7.69565217391304" calcext:value-type="float">
            <text:p>7.69565217391304</text:p>
          </table:table-cell>
          <table:table-cell table:number-columns-repeated="10"/>
        </table:table-row>
        <table:table-row table:style-name="ro3">
          <table:table-cell table:formula="of:=[.A50]-1" office:value-type="float" office:value="-25" calcext:value-type="float">
            <text:p>-25</text:p>
          </table:table-cell>
          <table:table-cell table:style-name="ce18" table:formula="of:=[.$G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H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formula="of:=(([.$G$2]-[.A51])-3.3)*([.$K$2]/([.$K$3]+[.$K$2]))+3.3" office:value-type="float" office:value="7.82608695652174" calcext:value-type="float">
            <text:p>7.82608695652174</text:p>
          </table:table-cell>
          <table:table-cell table:number-columns-repeated="10"/>
        </table:table-row>
        <table:table-row table:style-name="ro3">
          <table:table-cell table:formula="of:=[.A51]-1" office:value-type="float" office:value="-26" calcext:value-type="float">
            <text:p>-26</text:p>
          </table:table-cell>
          <table:table-cell table:style-name="ce18" table:formula="of:=[.$G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H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formula="of:=(([.$G$2]-[.A52])-3.3)*([.$K$2]/([.$K$3]+[.$K$2]))+3.3" office:value-type="float" office:value="7.95652173913043" calcext:value-type="float">
            <text:p>7.95652173913043</text:p>
          </table:table-cell>
          <table:table-cell table:number-columns-repeated="10"/>
        </table:table-row>
        <table:table-row table:style-name="ro3">
          <table:table-cell table:formula="of:=[.A52]-1" office:value-type="float" office:value="-27" calcext:value-type="float">
            <text:p>-27</text:p>
          </table:table-cell>
          <table:table-cell table:style-name="ce18" table:formula="of:=[.$G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H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formula="of:=(([.$G$2]-[.A53])-3.3)*([.$K$2]/([.$K$3]+[.$K$2]))+3.3" office:value-type="float" office:value="8.08695652173913" calcext:value-type="float">
            <text:p>8.08695652173913</text:p>
          </table:table-cell>
          <table:table-cell table:number-columns-repeated="10"/>
        </table:table-row>
        <table:table-row table:style-name="ro3">
          <table:table-cell table:formula="of:=[.A53]-1" office:value-type="float" office:value="-28" calcext:value-type="float">
            <text:p>-28</text:p>
          </table:table-cell>
          <table:table-cell table:style-name="ce18" table:formula="of:=[.$G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H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formula="of:=(([.$G$2]-[.A54])-3.3)*([.$K$2]/([.$K$3]+[.$K$2]))+3.3" office:value-type="float" office:value="8.21739130434783" calcext:value-type="float">
            <text:p>8.21739130434783</text:p>
          </table:table-cell>
          <table:table-cell table:number-columns-repeated="10"/>
        </table:table-row>
        <table:table-row table:style-name="ro3">
          <table:table-cell table:formula="of:=[.A54]-1" office:value-type="float" office:value="-29" calcext:value-type="float">
            <text:p>-29</text:p>
          </table:table-cell>
          <table:table-cell table:style-name="ce18" table:formula="of:=[.$G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H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formula="of:=(([.$G$2]-[.A55])-3.3)*([.$K$2]/([.$K$3]+[.$K$2]))+3.3" office:value-type="float" office:value="8.34782608695652" calcext:value-type="float">
            <text:p>8.34782608695652</text:p>
          </table:table-cell>
          <table:table-cell table:number-columns-repeated="10"/>
        </table:table-row>
        <table:table-row table:style-name="ro3">
          <table:table-cell table:formula="of:=[.A55]-1" office:value-type="float" office:value="-30" calcext:value-type="float">
            <text:p>-30</text:p>
          </table:table-cell>
          <table:table-cell table:style-name="ce18" table:formula="of:=[.$G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H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formula="of:=(([.$G$2]-[.A56])-3.3)*([.$K$2]/([.$K$3]+[.$K$2]))+3.3" office:value-type="float" office:value="8.47826086956522" calcext:value-type="float">
            <text:p>8.47826086956522</text:p>
          </table:table-cell>
          <table:table-cell table:number-columns-repeated="10"/>
        </table:table-row>
        <table:table-row table:style-name="ro3">
          <table:table-cell table:formula="of:=[.A56]-1" office:value-type="float" office:value="-31" calcext:value-type="float">
            <text:p>-31</text:p>
          </table:table-cell>
          <table:table-cell table:style-name="ce18" table:formula="of:=[.$G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H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formula="of:=(([.$G$2]-[.A57])-3.3)*([.$K$2]/([.$K$3]+[.$K$2]))+3.3" office:value-type="float" office:value="8.60869565217391" calcext:value-type="float">
            <text:p>8.60869565217391</text:p>
          </table:table-cell>
          <table:table-cell table:number-columns-repeated="10"/>
        </table:table-row>
        <table:table-row table:style-name="ro3">
          <table:table-cell table:formula="of:=[.A57]-1" office:value-type="float" office:value="-32" calcext:value-type="float">
            <text:p>-32</text:p>
          </table:table-cell>
          <table:table-cell table:style-name="ce18" table:formula="of:=[.$G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H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formula="of:=(([.$G$2]-[.A58])-3.3)*([.$K$2]/([.$K$3]+[.$K$2]))+3.3" office:value-type="float" office:value="8.73913043478261" calcext:value-type="float">
            <text:p>8.73913043478261</text:p>
          </table:table-cell>
          <table:table-cell table:number-columns-repeated="10"/>
        </table:table-row>
        <table:table-row table:style-name="ro3">
          <table:table-cell table:formula="of:=[.A58]-1" office:value-type="float" office:value="-33" calcext:value-type="float">
            <text:p>-33</text:p>
          </table:table-cell>
          <table:table-cell table:style-name="ce18" table:formula="of:=[.$G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H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formula="of:=(([.$G$2]-[.A59])-3.3)*([.$K$2]/([.$K$3]+[.$K$2]))+3.3" office:value-type="float" office:value="8.8695652173913" calcext:value-type="float">
            <text:p>8.8695652173913</text:p>
          </table:table-cell>
          <table:table-cell table:number-columns-repeated="10"/>
        </table:table-row>
        <table:table-row table:style-name="ro3">
          <table:table-cell table:formula="of:=[.A59]-1" office:value-type="float" office:value="-34" calcext:value-type="float">
            <text:p>-34</text:p>
          </table:table-cell>
          <table:table-cell table:style-name="ce18" table:formula="of:=[.$G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H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3">
          <table:table-cell table:formula="of:=[.A60]-1" office:value-type="float" office:value="-35" calcext:value-type="float">
            <text:p>-35</text:p>
          </table:table-cell>
          <table:table-cell table:style-name="ce18" table:formula="of:=[.$G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H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2" calcext:value-type="float">
            <text:p>696.836308288362</text:p>
          </table:table-cell>
          <table:table-cell table:formula="of:=(([.$G$2]-[.A61])-3.3)*([.$K$2]/([.$K$3]+[.$K$2]))+3.3" office:value-type="float" office:value="9.1304347826087" calcext:value-type="float">
            <text:p>9.1304347826087</text:p>
          </table:table-cell>
          <table:table-cell table:number-columns-repeated="10"/>
        </table:table-row>
        <table:table-row table:style-name="ro3">
          <table:table-cell table:formula="of:=[.A61]-1" office:value-type="float" office:value="-36" calcext:value-type="float">
            <text:p>-36</text:p>
          </table:table-cell>
          <table:table-cell table:style-name="ce18" table:formula="of:=[.$G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H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1" calcext:value-type="float">
            <text:p>711.084445235131</text:p>
          </table:table-cell>
          <table:table-cell table:formula="of:=(([.$G$2]-[.A62])-3.3)*([.$K$2]/([.$K$3]+[.$K$2]))+3.3" office:value-type="float" office:value="9.26086956521739" calcext:value-type="float">
            <text:p>9.26086956521739</text:p>
          </table:table-cell>
          <table:table-cell table:number-columns-repeated="10"/>
        </table:table-row>
        <table:table-row table:style-name="ro3">
          <table:table-cell table:formula="of:=[.A62]-1" office:value-type="float" office:value="-37" calcext:value-type="float">
            <text:p>-37</text:p>
          </table:table-cell>
          <table:table-cell table:style-name="ce18" table:formula="of:=[.$G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H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8" calcext:value-type="float">
            <text:p>725.332582181898</text:p>
          </table:table-cell>
          <table:table-cell table:formula="of:=(([.$G$2]-[.A63])-3.3)*([.$K$2]/([.$K$3]+[.$K$2]))+3.3" office:value-type="float" office:value="9.39130434782609" calcext:value-type="float">
            <text:p>9.39130434782609</text:p>
          </table:table-cell>
          <table:table-cell table:number-columns-repeated="10"/>
        </table:table-row>
        <table:table-row table:style-name="ro3">
          <table:table-cell table:formula="of:=[.A63]-1" office:value-type="float" office:value="-38" calcext:value-type="float">
            <text:p>-38</text:p>
          </table:table-cell>
          <table:table-cell table:style-name="ce18" table:formula="of:=[.$G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H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5" calcext:value-type="float">
            <text:p>739.580719128665</text:p>
          </table:table-cell>
          <table:table-cell table:formula="of:=(([.$G$2]-[.A64])-3.3)*([.$K$2]/([.$K$3]+[.$K$2]))+3.3" office:value-type="float" office:value="9.52173913043478" calcext:value-type="float">
            <text:p>9.52173913043478</text:p>
          </table:table-cell>
          <table:table-cell table:number-columns-repeated="10"/>
        </table:table-row>
        <table:table-row table:style-name="ro3">
          <table:table-cell table:formula="of:=[.A64]-1" office:value-type="float" office:value="-39" calcext:value-type="float">
            <text:p>-39</text:p>
          </table:table-cell>
          <table:table-cell table:style-name="ce18" table:formula="of:=[.$G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H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formula="of:=(([.$G$2]-[.A65])-3.3)*([.$K$2]/([.$K$3]+[.$K$2]))+3.3" office:value-type="float" office:value="9.65217391304348" calcext:value-type="float">
            <text:p>9.65217391304348</text:p>
          </table:table-cell>
          <table:table-cell table:number-columns-repeated="10"/>
        </table:table-row>
        <table:table-row table:style-name="ro3">
          <table:table-cell table:formula="of:=[.A65]-1" office:value-type="float" office:value="-40" calcext:value-type="float">
            <text:p>-40</text:p>
          </table:table-cell>
          <table:table-cell table:style-name="ce18" table:formula="of:=[.$G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H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8" calcext:value-type="float">
            <text:p>768.076993022198</text:p>
          </table:table-cell>
          <table:table-cell table:formula="of:=(([.$G$2]-[.A66])-3.3)*([.$K$2]/([.$K$3]+[.$K$2]))+3.3" office:value-type="float" office:value="9.78260869565217" calcext:value-type="float">
            <text:p>9.78260869565217</text:p>
          </table:table-cell>
          <table:table-cell table:number-columns-repeated="10"/>
        </table:table-row>
        <table:table-row table:style-name="ro3">
          <table:table-cell table:formula="of:=[.A66]-1" office:value-type="float" office:value="-41" calcext:value-type="float">
            <text:p>-41</text:p>
          </table:table-cell>
          <table:table-cell table:style-name="ce18" table:formula="of:=[.$G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H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5" calcext:value-type="float">
            <text:p>782.325129968965</text:p>
          </table:table-cell>
          <table:table-cell table:formula="of:=(([.$G$2]-[.A67])-3.3)*([.$K$2]/([.$K$3]+[.$K$2]))+3.3" office:value-type="float" office:value="9.91304347826087" calcext:value-type="float">
            <text:p>9.91304347826087</text:p>
          </table:table-cell>
          <table:table-cell table:number-columns-repeated="10"/>
        </table:table-row>
        <table:table-row table:style-name="ro3">
          <table:table-cell table:formula="of:=[.A67]-1" office:value-type="float" office:value="-42" calcext:value-type="float">
            <text:p>-42</text:p>
          </table:table-cell>
          <table:table-cell table:style-name="ce18" table:formula="of:=[.$G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H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2" calcext:value-type="float">
            <text:p>796.573266915732</text:p>
          </table:table-cell>
          <table:table-cell table:formula="of:=(([.$G$2]-[.A68])-3.3)*([.$K$2]/([.$K$3]+[.$K$2]))+3.3" office:value-type="float" office:value="10.0434782608696" calcext:value-type="float">
            <text:p>10.0434782608696</text:p>
          </table:table-cell>
          <table:table-cell table:number-columns-repeated="10"/>
        </table:table-row>
        <table:table-row table:style-name="ro3">
          <table:table-cell table:formula="of:=[.A68]-1" office:value-type="float" office:value="-43" calcext:value-type="float">
            <text:p>-43</text:p>
          </table:table-cell>
          <table:table-cell table:style-name="ce18" table:formula="of:=[.$G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H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499" calcext:value-type="float">
            <text:p>810.821403862499</text:p>
          </table:table-cell>
          <table:table-cell table:formula="of:=(([.$G$2]-[.A69])-3.3)*([.$K$2]/([.$K$3]+[.$K$2]))+3.3" office:value-type="float" office:value="10.1739130434783" calcext:value-type="float">
            <text:p>10.1739130434783</text:p>
          </table:table-cell>
          <table:table-cell table:number-columns-repeated="10"/>
        </table:table-row>
        <table:table-row table:style-name="ro3">
          <table:table-cell table:formula="of:=[.A69]-1" office:value-type="float" office:value="-44" calcext:value-type="float">
            <text:p>-44</text:p>
          </table:table-cell>
          <table:table-cell table:style-name="ce18" table:formula="of:=[.$G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H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formula="of:=(([.$G$2]-[.A70])-3.3)*([.$K$2]/([.$K$3]+[.$K$2]))+3.3" office:value-type="float" office:value="10.304347826087" calcext:value-type="float">
            <text:p>10.304347826087</text:p>
          </table:table-cell>
          <table:table-cell table:number-columns-repeated="10"/>
        </table:table-row>
        <table:table-row table:style-name="ro3">
          <table:table-cell table:formula="of:=[.A70]-1" office:value-type="float" office:value="-45" calcext:value-type="float">
            <text:p>-45</text:p>
          </table:table-cell>
          <table:table-cell table:style-name="ce18" table:formula="of:=[.$G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H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formula="of:=(([.$G$2]-[.A71])-3.3)*([.$K$2]/([.$K$3]+[.$K$2]))+3.3" office:value-type="float" office:value="10.4347826086957" calcext:value-type="float">
            <text:p>10.4347826086957</text:p>
          </table:table-cell>
          <table:table-cell table:number-columns-repeated="10"/>
        </table:table-row>
        <table:table-row table:style-name="ro3">
          <table:table-cell table:formula="of:=[.A71]-1" office:value-type="float" office:value="-46" calcext:value-type="float">
            <text:p>-46</text:p>
          </table:table-cell>
          <table:table-cell table:style-name="ce18" table:formula="of:=[.$G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H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formula="of:=(([.$G$2]-[.A72])-3.3)*([.$K$2]/([.$K$3]+[.$K$2]))+3.3" office:value-type="float" office:value="10.5652173913043" calcext:value-type="float">
            <text:p>10.5652173913043</text:p>
          </table:table-cell>
          <table:table-cell table:number-columns-repeated="10"/>
        </table:table-row>
        <table:table-row table:style-name="ro3">
          <table:table-cell table:formula="of:=[.A72]-1" office:value-type="float" office:value="-47" calcext:value-type="float">
            <text:p>-47</text:p>
          </table:table-cell>
          <table:table-cell table:style-name="ce18" table:formula="of:=[.$G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H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formula="of:=(([.$G$2]-[.A73])-3.3)*([.$K$2]/([.$K$3]+[.$K$2]))+3.3" office:value-type="float" office:value="10.695652173913" calcext:value-type="float">
            <text:p>10.695652173913</text:p>
          </table:table-cell>
          <table:table-cell table:number-columns-repeated="10"/>
        </table:table-row>
        <table:table-row table:style-name="ro3">
          <table:table-cell table:formula="of:=[.A73]-1" office:value-type="float" office:value="-48" calcext:value-type="float">
            <text:p>-48</text:p>
          </table:table-cell>
          <table:table-cell table:style-name="ce18" table:formula="of:=[.$G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H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formula="of:=(([.$G$2]-[.A74])-3.3)*([.$K$2]/([.$K$3]+[.$K$2]))+3.3" office:value-type="float" office:value="10.8260869565217" calcext:value-type="float">
            <text:p>10.8260869565217</text:p>
          </table:table-cell>
          <table:table-cell table:number-columns-repeated="10"/>
        </table:table-row>
        <table:table-row table:style-name="ro3">
          <table:table-cell table:formula="of:=[.A74]-1" office:value-type="float" office:value="-49" calcext:value-type="float">
            <text:p>-49</text:p>
          </table:table-cell>
          <table:table-cell table:style-name="ce18" table:formula="of:=[.$G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H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formula="of:=(([.$G$2]-[.A75])-3.3)*([.$K$2]/([.$K$3]+[.$K$2]))+3.3" office:value-type="float" office:value="10.9565217391304" calcext:value-type="float">
            <text:p>10.9565217391304</text:p>
          </table:table-cell>
          <table:table-cell table:number-columns-repeated="10"/>
        </table:table-row>
        <table:table-row table:style-name="ro3">
          <table:table-cell table:formula="of:=[.A75]-1" office:value-type="float" office:value="-50" calcext:value-type="float">
            <text:p>-50</text:p>
          </table:table-cell>
          <table:table-cell table:style-name="ce18" table:formula="of:=[.$G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H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formula="of:=(([.$G$2]-[.A76])-3.3)*([.$K$2]/([.$K$3]+[.$K$2]))+3.3" office:value-type="float" office:value="11.0869565217391" calcext:value-type="float">
            <text:p>11.0869565217391</text:p>
          </table:table-cell>
          <table:table-cell table:number-columns-repeated="10"/>
        </table:table-row>
        <table:table-row table:style-name="ro3">
          <table:table-cell table:formula="of:=[.A76]-1" office:value-type="float" office:value="-51" calcext:value-type="float">
            <text:p>-51</text:p>
          </table:table-cell>
          <table:table-cell table:style-name="ce18" table:formula="of:=[.$G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H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7" calcext:value-type="float">
            <text:p>924.806499436637</text:p>
          </table:table-cell>
          <table:table-cell table:formula="of:=(([.$G$2]-[.A77])-3.3)*([.$K$2]/([.$K$3]+[.$K$2]))+3.3" office:value-type="float" office:value="11.2173913043478" calcext:value-type="float">
            <text:p>11.2173913043478</text:p>
          </table:table-cell>
          <table:table-cell table:number-columns-repeated="10"/>
        </table:table-row>
        <table:table-row table:style-name="ro3">
          <table:table-cell table:formula="of:=[.A77]-1" office:value-type="float" office:value="-52" calcext:value-type="float">
            <text:p>-52</text:p>
          </table:table-cell>
          <table:table-cell table:style-name="ce18" table:formula="of:=[.$G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H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formula="of:=(([.$G$2]-[.A78])-3.3)*([.$K$2]/([.$K$3]+[.$K$2]))+3.3" office:value-type="float" office:value="11.3478260869565" calcext:value-type="float">
            <text:p>11.3478260869565</text:p>
          </table:table-cell>
          <table:table-cell table:number-columns-repeated="10"/>
        </table:table-row>
        <table:table-row table:style-name="ro3">
          <table:table-cell table:formula="of:=[.A78]-1" office:value-type="float" office:value="-53" calcext:value-type="float">
            <text:p>-53</text:p>
          </table:table-cell>
          <table:table-cell table:style-name="ce18" table:formula="of:=[.$G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H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formula="of:=(([.$G$2]-[.A79])-3.3)*([.$K$2]/([.$K$3]+[.$K$2]))+3.3" office:value-type="float" office:value="11.4782608695652" calcext:value-type="float">
            <text:p>11.4782608695652</text:p>
          </table:table-cell>
          <table:table-cell table:number-columns-repeated="10"/>
        </table:table-row>
        <table:table-row table:style-name="ro3">
          <table:table-cell table:formula="of:=[.A79]-1" office:value-type="float" office:value="-54" calcext:value-type="float">
            <text:p>-54</text:p>
          </table:table-cell>
          <table:table-cell table:style-name="ce18" table:formula="of:=[.$G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H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formula="of:=(([.$G$2]-[.A80])-3.3)*([.$K$2]/([.$K$3]+[.$K$2]))+3.3" office:value-type="float" office:value="11.6086956521739" calcext:value-type="float">
            <text:p>11.6086956521739</text:p>
          </table:table-cell>
          <table:table-cell table:number-columns-repeated="10"/>
        </table:table-row>
        <table:table-row table:style-name="ro3">
          <table:table-cell table:formula="of:=[.A80]-1" office:value-type="float" office:value="-55" calcext:value-type="float">
            <text:p>-55</text:p>
          </table:table-cell>
          <table:table-cell table:style-name="ce18" table:formula="of:=[.$G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H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formula="of:=(([.$G$2]-[.A81])-3.3)*([.$K$2]/([.$K$3]+[.$K$2]))+3.3" office:value-type="float" office:value="11.7391304347826" calcext:value-type="float">
            <text:p>11.7391304347826</text:p>
          </table:table-cell>
          <table:table-cell table:number-columns-repeated="10"/>
        </table:table-row>
        <table:table-row table:style-name="ro3">
          <table:table-cell table:formula="of:=[.A81]-1" office:value-type="float" office:value="-56" calcext:value-type="float">
            <text:p>-56</text:p>
          </table:table-cell>
          <table:table-cell table:style-name="ce18" table:formula="of:=[.$G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H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formula="of:=(([.$G$2]-[.A82])-3.3)*([.$K$2]/([.$K$3]+[.$K$2]))+3.3" office:value-type="float" office:value="11.8695652173913" calcext:value-type="float">
            <text:p>11.8695652173913</text:p>
          </table:table-cell>
          <table:table-cell table:number-columns-repeated="10"/>
        </table:table-row>
        <table:table-row table:style-name="ro3">
          <table:table-cell table:formula="of:=[.A82]-1" office:value-type="float" office:value="-57" calcext:value-type="float">
            <text:p>-57</text:p>
          </table:table-cell>
          <table:table-cell table:style-name="ce18" table:formula="of:=[.$G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H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3">
          <table:table-cell table:formula="of:=[.A83]-1" office:value-type="float" office:value="-58" calcext:value-type="float">
            <text:p>-58</text:p>
          </table:table-cell>
          <table:table-cell table:style-name="ce18" table:formula="of:=[.$G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H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formula="of:=(([.$G$2]-[.A84])-3.3)*([.$K$2]/([.$K$3]+[.$K$2]))+3.3" office:value-type="float" office:value="12.1304347826087" calcext:value-type="float">
            <text:p>12.1304347826087</text:p>
          </table:table-cell>
          <table:table-cell table:number-columns-repeated="10"/>
        </table:table-row>
        <table:table-row table:style-name="ro3">
          <table:table-cell table:formula="of:=[.A84]-1" office:value-type="float" office:value="-59" calcext:value-type="float">
            <text:p>-59</text:p>
          </table:table-cell>
          <table:table-cell table:style-name="ce18" table:formula="of:=[.$G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H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formula="of:=(([.$G$2]-[.A85])-3.3)*([.$K$2]/([.$K$3]+[.$K$2]))+3.3" office:value-type="float" office:value="12.2608695652174" calcext:value-type="float">
            <text:p>12.2608695652174</text:p>
          </table:table-cell>
          <table:table-cell table:number-columns-repeated="10"/>
        </table:table-row>
        <table:table-row table:style-name="ro3">
          <table:table-cell table:formula="of:=[.A85]-1" office:value-type="float" office:value="-60" calcext:value-type="float">
            <text:p>-60</text:p>
          </table:table-cell>
          <table:table-cell table:style-name="ce18" table:formula="of:=[.$G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H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formula="of:=(([.$G$2]-[.A86])-3.3)*([.$K$2]/([.$K$3]+[.$K$2]))+3.3" office:value-type="float" office:value="12.3913043478261" calcext:value-type="float">
            <text:p>12.3913043478261</text:p>
          </table:table-cell>
          <table:table-cell table:number-columns-repeated="10"/>
        </table:table-row>
        <table:table-row table:style-name="ro3">
          <table:table-cell table:formula="of:=[.A86]-1" office:value-type="float" office:value="-61" calcext:value-type="float">
            <text:p>-61</text:p>
          </table:table-cell>
          <table:table-cell table:style-name="ce18" table:formula="of:=[.$G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H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formula="of:=(([.$G$2]-[.A87])-3.3)*([.$K$2]/([.$K$3]+[.$K$2]))+3.3" office:value-type="float" office:value="12.5217391304348" calcext:value-type="float">
            <text:p>12.5217391304348</text:p>
          </table:table-cell>
          <table:table-cell table:number-columns-repeated="10"/>
        </table:table-row>
        <table:table-row table:style-name="ro3">
          <table:table-cell table:formula="of:=[.A87]-1" office:value-type="float" office:value="-62" calcext:value-type="float">
            <text:p>-62</text:p>
          </table:table-cell>
          <table:table-cell table:style-name="ce18" table:formula="of:=[.$G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H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formula="of:=(([.$G$2]-[.A88])-3.3)*([.$K$2]/([.$K$3]+[.$K$2]))+3.3" office:value-type="float" office:value="12.6521739130435" calcext:value-type="float">
            <text:p>12.6521739130435</text:p>
          </table:table-cell>
          <table:table-cell table:number-columns-repeated="10"/>
        </table:table-row>
        <table:table-row table:style-name="ro3">
          <table:table-cell table:formula="of:=[.A88]-1" office:value-type="float" office:value="-63" calcext:value-type="float">
            <text:p>-63</text:p>
          </table:table-cell>
          <table:table-cell table:style-name="ce18" table:formula="of:=[.$G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H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formula="of:=(([.$G$2]-[.A89])-3.3)*([.$K$2]/([.$K$3]+[.$K$2]))+3.3" office:value-type="float" office:value="12.7826086956522" calcext:value-type="float">
            <text:p>12.7826086956522</text:p>
          </table:table-cell>
          <table:table-cell table:number-columns-repeated="10"/>
        </table:table-row>
        <table:table-row table:style-name="ro3">
          <table:table-cell table:formula="of:=[.A89]-1" office:value-type="float" office:value="-64" calcext:value-type="float">
            <text:p>-64</text:p>
          </table:table-cell>
          <table:table-cell table:style-name="ce18" table:formula="of:=[.$G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H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formula="of:=(([.$G$2]-[.A90])-3.3)*([.$K$2]/([.$K$3]+[.$K$2]))+3.3" office:value-type="float" office:value="12.9130434782609" calcext:value-type="float">
            <text:p>12.9130434782609</text:p>
          </table:table-cell>
          <table:table-cell table:number-columns-repeated="10"/>
        </table:table-row>
        <table:table-row table:style-name="ro3">
          <table:table-cell table:formula="of:=[.A90]-1" office:value-type="float" office:value="-65" calcext:value-type="float">
            <text:p>-65</text:p>
          </table:table-cell>
          <table:table-cell table:style-name="ce18" table:formula="of:=[.$G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H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formula="of:=(([.$G$2]-[.A91])-3.3)*([.$K$2]/([.$K$3]+[.$K$2]))+3.3" office:value-type="float" office:value="13.0434782608696" calcext:value-type="float">
            <text:p>13.0434782608696</text:p>
          </table:table-cell>
          <table:table-cell table:number-columns-repeated="10"/>
        </table:table-row>
        <table:table-row table:style-name="ro3">
          <table:table-cell table:formula="of:=[.A91]-1" office:value-type="float" office:value="-66" calcext:value-type="float">
            <text:p>-66</text:p>
          </table:table-cell>
          <table:table-cell table:style-name="ce18" table:formula="of:=[.$G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H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formula="of:=(([.$G$2]-[.A92])-3.3)*([.$K$2]/([.$K$3]+[.$K$2]))+3.3" office:value-type="float" office:value="13.1739130434783" calcext:value-type="float">
            <text:p>13.1739130434783</text:p>
          </table:table-cell>
          <table:table-cell table:number-columns-repeated="10"/>
        </table:table-row>
        <table:table-row table:style-name="ro3">
          <table:table-cell table:formula="of:=[.A92]-1" office:value-type="float" office:value="-67" calcext:value-type="float">
            <text:p>-67</text:p>
          </table:table-cell>
          <table:table-cell table:style-name="ce18" table:formula="of:=[.$G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H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formula="of:=(([.$G$2]-[.A93])-3.3)*([.$K$2]/([.$K$3]+[.$K$2]))+3.3" office:value-type="float" office:value="13.304347826087" calcext:value-type="float">
            <text:p>13.304347826087</text:p>
          </table:table-cell>
          <table:table-cell table:number-columns-repeated="10"/>
        </table:table-row>
        <table:table-row table:style-name="ro3">
          <table:table-cell table:formula="of:=[.A93]-1" office:value-type="float" office:value="-68" calcext:value-type="float">
            <text:p>-68</text:p>
          </table:table-cell>
          <table:table-cell table:style-name="ce18" table:formula="of:=[.$G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H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formula="of:=(([.$G$2]-[.A94])-3.3)*([.$K$2]/([.$K$3]+[.$K$2]))+3.3" office:value-type="float" office:value="13.4347826086957" calcext:value-type="float">
            <text:p>13.4347826086957</text:p>
          </table:table-cell>
          <table:table-cell table:number-columns-repeated="10"/>
        </table:table-row>
        <table:table-row table:style-name="ro3">
          <table:table-cell table:formula="of:=[.A94]-1" office:value-type="float" office:value="-69" calcext:value-type="float">
            <text:p>-69</text:p>
          </table:table-cell>
          <table:table-cell table:style-name="ce18" table:formula="of:=[.$G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H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formula="of:=(([.$G$2]-[.A95])-3.3)*([.$K$2]/([.$K$3]+[.$K$2]))+3.3" office:value-type="float" office:value="13.5652173913043" calcext:value-type="float">
            <text:p>13.5652173913043</text:p>
          </table:table-cell>
          <table:table-cell table:number-columns-repeated="10"/>
        </table:table-row>
        <table:table-row table:style-name="ro3">
          <table:table-cell table:formula="of:=[.A95]-1" office:value-type="float" office:value="-70" calcext:value-type="float">
            <text:p>-70</text:p>
          </table:table-cell>
          <table:table-cell table:style-name="ce18" table:formula="of:=[.$G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H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formula="of:=(([.$G$2]-[.A96])-3.3)*([.$K$2]/([.$K$3]+[.$K$2]))+3.3" office:value-type="float" office:value="13.695652173913" calcext:value-type="float">
            <text:p>13.695652173913</text:p>
          </table:table-cell>
          <table:table-cell table:number-columns-repeated="10"/>
        </table:table-row>
        <table:table-row table:style-name="ro3">
          <table:table-cell table:formula="of:=[.A96]-1" office:value-type="float" office:value="-71" calcext:value-type="float">
            <text:p>-71</text:p>
          </table:table-cell>
          <table:table-cell table:style-name="ce18" table:formula="of:=[.$G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H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formula="of:=(([.$G$2]-[.A97])-3.3)*([.$K$2]/([.$K$3]+[.$K$2]))+3.3" office:value-type="float" office:value="13.8260869565217" calcext:value-type="float">
            <text:p>13.8260869565217</text:p>
          </table:table-cell>
          <table:table-cell table:number-columns-repeated="10"/>
        </table:table-row>
        <table:table-row table:style-name="ro3">
          <table:table-cell table:formula="of:=[.A97]-1" office:value-type="float" office:value="-72" calcext:value-type="float">
            <text:p>-72</text:p>
          </table:table-cell>
          <table:table-cell table:style-name="ce18" table:formula="of:=[.$G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H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4" calcext:value-type="float">
            <text:p>1224.01737531874</text:p>
          </table:table-cell>
          <table:table-cell table:formula="of:=(([.$G$2]-[.A98])-3.3)*([.$K$2]/([.$K$3]+[.$K$2]))+3.3" office:value-type="float" office:value="13.9565217391304" calcext:value-type="float">
            <text:p>13.9565217391304</text:p>
          </table:table-cell>
          <table:table-cell table:number-columns-repeated="10"/>
        </table:table-row>
        <table:table-row table:style-name="ro3">
          <table:table-cell table:formula="of:=[.A98]-1" office:value-type="float" office:value="-73" calcext:value-type="float">
            <text:p>-73</text:p>
          </table:table-cell>
          <table:table-cell table:style-name="ce18" table:formula="of:=[.$G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H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formula="of:=(([.$G$2]-[.A99])-3.3)*([.$K$2]/([.$K$3]+[.$K$2]))+3.3" office:value-type="float" office:value="14.0869565217391" calcext:value-type="float">
            <text:p>14.0869565217391</text:p>
          </table:table-cell>
          <table:table-cell table:number-columns-repeated="10"/>
        </table:table-row>
        <table:table-row table:style-name="ro3">
          <table:table-cell table:formula="of:=[.A99]-1" office:value-type="float" office:value="-74" calcext:value-type="float">
            <text:p>-74</text:p>
          </table:table-cell>
          <table:table-cell table:style-name="ce18" table:formula="of:=[.$G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H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formula="of:=(([.$G$2]-[.A100])-3.3)*([.$K$2]/([.$K$3]+[.$K$2]))+3.3" office:value-type="float" office:value="14.2173913043478" calcext:value-type="float">
            <text:p>14.2173913043478</text:p>
          </table:table-cell>
          <table:table-cell table:number-columns-repeated="10"/>
        </table:table-row>
        <table:table-row table:style-name="ro3">
          <table:table-cell table:formula="of:=[.A100]-1" office:value-type="float" office:value="-75" calcext:value-type="float">
            <text:p>-75</text:p>
          </table:table-cell>
          <table:table-cell table:style-name="ce18" table:formula="of:=[.$G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H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formula="of:=(([.$G$2]-[.A101])-3.3)*([.$K$2]/([.$K$3]+[.$K$2]))+3.3" office:value-type="float" office:value="14.3478260869565" calcext:value-type="float">
            <text:p>14.3478260869565</text:p>
          </table:table-cell>
          <table:table-cell table:number-columns-repeated="10"/>
        </table:table-row>
        <table:table-row table:style-name="ro3">
          <table:table-cell table:formula="of:=[.A101]-1" office:value-type="float" office:value="-76" calcext:value-type="float">
            <text:p>-76</text:p>
          </table:table-cell>
          <table:table-cell table:style-name="ce18" table:formula="of:=[.$G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H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formula="of:=(([.$G$2]-[.A102])-3.3)*([.$K$2]/([.$K$3]+[.$K$2]))+3.3" office:value-type="float" office:value="14.4782608695652" calcext:value-type="float">
            <text:p>14.4782608695652</text:p>
          </table:table-cell>
          <table:table-cell table:number-columns-repeated="10"/>
        </table:table-row>
        <table:table-row table:style-name="ro3">
          <table:table-cell table:formula="of:=[.A102]-1" office:value-type="float" office:value="-77" calcext:value-type="float">
            <text:p>-77</text:p>
          </table:table-cell>
          <table:table-cell table:style-name="ce18" table:formula="of:=[.$G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H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formula="of:=(([.$G$2]-[.A103])-3.3)*([.$K$2]/([.$K$3]+[.$K$2]))+3.3" office:value-type="float" office:value="14.6086956521739" calcext:value-type="float">
            <text:p>14.6086956521739</text:p>
          </table:table-cell>
          <table:table-cell table:number-columns-repeated="10"/>
        </table:table-row>
        <table:table-row table:style-name="ro3">
          <table:table-cell table:formula="of:=[.A103]-1" office:value-type="float" office:value="-78" calcext:value-type="float">
            <text:p>-78</text:p>
          </table:table-cell>
          <table:table-cell table:style-name="ce18" table:formula="of:=[.$G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H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formula="of:=(([.$G$2]-[.A104])-3.3)*([.$K$2]/([.$K$3]+[.$K$2]))+3.3" office:value-type="float" office:value="14.7391304347826" calcext:value-type="float">
            <text:p>14.7391304347826</text:p>
          </table:table-cell>
          <table:table-cell table:number-columns-repeated="10"/>
        </table:table-row>
        <table:table-row table:style-name="ro3">
          <table:table-cell table:formula="of:=[.A104]-1" office:value-type="float" office:value="-79" calcext:value-type="float">
            <text:p>-79</text:p>
          </table:table-cell>
          <table:table-cell table:style-name="ce18" table:formula="of:=[.$G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H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formula="of:=(([.$G$2]-[.A105])-3.3)*([.$K$2]/([.$K$3]+[.$K$2]))+3.3" office:value-type="float" office:value="14.8695652173913" calcext:value-type="float">
            <text:p>14.8695652173913</text:p>
          </table:table-cell>
          <table:table-cell table:number-columns-repeated="10"/>
        </table:table-row>
        <table:table-row table:style-name="ro3">
          <table:table-cell table:formula="of:=[.A105]-1" office:value-type="float" office:value="-80" calcext:value-type="float">
            <text:p>-80</text:p>
          </table:table-cell>
          <table:table-cell table:style-name="ce18" table:formula="of:=[.$G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H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3">
          <table:table-cell table:formula="of:=[.A106]-1" office:value-type="float" office:value="-81" calcext:value-type="float">
            <text:p>-81</text:p>
          </table:table-cell>
          <table:table-cell table:style-name="ce18" table:formula="of:=[.$G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H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formula="of:=(([.$G$2]-[.A107])-3.3)*([.$K$2]/([.$K$3]+[.$K$2]))+3.3" office:value-type="float" office:value="15.1304347826087" calcext:value-type="float">
            <text:p>15.1304347826087</text:p>
          </table:table-cell>
          <table:table-cell table:number-columns-repeated="10"/>
        </table:table-row>
        <table:table-row table:style-name="ro3">
          <table:table-cell table:formula="of:=[.A107]-1" office:value-type="float" office:value="-82" calcext:value-type="float">
            <text:p>-82</text:p>
          </table:table-cell>
          <table:table-cell table:style-name="ce18" table:formula="of:=[.$G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H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formula="of:=(([.$G$2]-[.A108])-3.3)*([.$K$2]/([.$K$3]+[.$K$2]))+3.3" office:value-type="float" office:value="15.2608695652174" calcext:value-type="float">
            <text:p>15.2608695652174</text:p>
          </table:table-cell>
          <table:table-cell table:number-columns-repeated="10"/>
        </table:table-row>
        <table:table-row table:style-name="ro3">
          <table:table-cell table:formula="of:=[.A108]-1" office:value-type="float" office:value="-83" calcext:value-type="float">
            <text:p>-83</text:p>
          </table:table-cell>
          <table:table-cell table:style-name="ce18" table:formula="of:=[.$G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H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formula="of:=(([.$G$2]-[.A109])-3.3)*([.$K$2]/([.$K$3]+[.$K$2]))+3.3" office:value-type="float" office:value="15.3913043478261" calcext:value-type="float">
            <text:p>15.3913043478261</text:p>
          </table:table-cell>
          <table:table-cell table:number-columns-repeated="10"/>
        </table:table-row>
        <table:table-row table:style-name="ro3">
          <table:table-cell table:formula="of:=[.A109]-1" office:value-type="float" office:value="-84" calcext:value-type="float">
            <text:p>-84</text:p>
          </table:table-cell>
          <table:table-cell table:style-name="ce18" table:formula="of:=[.$G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H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formula="of:=(([.$G$2]-[.A110])-3.3)*([.$K$2]/([.$K$3]+[.$K$2]))+3.3" office:value-type="float" office:value="15.5217391304348" calcext:value-type="float">
            <text:p>15.5217391304348</text:p>
          </table:table-cell>
          <table:table-cell table:number-columns-repeated="10"/>
        </table:table-row>
        <table:table-row table:style-name="ro2" table:number-rows-repeated="1048465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table table:name="shopping_list_tmp" table:style-name="ta1">
        <table:table-column table:style-name="co6" table:default-cell-style-name="ce21"/>
        <table:table-column table:style-name="co6" table:number-columns-repeated="14" table:default-cell-style-name="Default"/>
        <table:table-row table:style-name="ro2">
          <table:table-cell table:style-name="ce20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Transfers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/>
          <table:table-cell office:value-type="string" calcext:value-type="string">
            <text:p>Dyuman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</table:table-row>
        <table:table-row table:style-name="ro2">
          <table:table-cell table:style-name="ce20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yuman</text:p>
          </table:table-cell>
          <table:table-cell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8,A19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3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0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8</text:p>
          </table:table-cell>
          <table:table-cell office:value-type="string" calcext:value-type="string">
            <text:p>Sri Ganesh Kumaran Electrical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handr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3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handran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  <table:table-cell office:value-type="string" calcext:value-type="string">
            <text:p>A31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  <table:table-cell office:value-type="string" calcext:value-type="string">
            <text:p>3xA33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3</text:p>
          </table:table-cell>
          <table:table-cell office:value-type="string" calcext:value-type="string">
            <text:p>Amazon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opto isol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duin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pto isolator modu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/>
          <table:table-cell table:formula="of:=SUM([.J2:.J16])" office:value-type="float" office:value="4780.1" calcext:value-type="float">
            <text:p>4780.1</text:p>
          </table:table-cell>
          <table:table-cell table:number-columns-repeated="5"/>
        </table:table-row>
        <table:table-row table:style-name="ro2">
          <table:table-cell table:style-name="ce20" office:value-type="string" calcext:value-type="string">
            <text:p>560 ohm resis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L2 9644J opto isolator</text:p>
          </table:table-cell>
          <table:table-cell table:number-columns-repeated="14"/>
        </table:table-row>
        <table:table-row table:style-name="ro2">
          <table:table-cell table:style-name="ce20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Expenses from before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6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4"/>
        </table:table-row>
        <table:table-row table:style-name="ro2">
          <table:table-cell table:style-name="ce20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Hot glue (1 stick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esistor for abov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ctor multimeter leads</text:p>
          </table:table-cell>
          <table:table-cell table:number-columns-repeated="14"/>
        </table:table-row>
        <table:table-row table:style-name="ro2">
          <table:table-cell table:style-name="ce17"/>
          <table:table-cell table:number-columns-repeated="14"/>
        </table:table-row>
        <table:table-row table:style-name="ro2">
          <table:table-cell office:value-type="string" calcext:value-type="string">
            <text:p>Cordless phone batteri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ower bank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20" office:value-type="string" calcext:value-type="string">
            <text:p>PCB: mod_switch_battery_voltage</text:p>
          </table:table-cell>
          <table:table-cell table:number-columns-repeated="14"/>
        </table:table-row>
        <table:table-row table:style-name="ro2">
          <table:table-cell table:style-name="ce20" office:value-type="string" calcext:value-type="string">
            <text:p>Soldering: <text:s/>mod_switch_battery_voltage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20" office:value-type="string" calcext:value-type="string">
            <text:p>Current sensor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20" office:value-type="string" calcext:value-type="string">
            <text:p>zener diode</text:p>
          </table:table-cell>
          <table:table-cell table:number-columns-repeated="14"/>
        </table:table-row>
        <table:table-row table:style-name="ro2">
          <table:table-cell table:style-name="ce20" office:value-type="string" calcext:value-type="string">
            <text:p>RMC 2 pin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ce20" office:value-type="string" calcext:value-type="string">
            <text:p>Casing / 15A socket / buttons</text:p>
          </table:table-cell>
          <table:table-cell table:number-columns-repeated="14"/>
        </table:table-row>
        <table:table-row table:style-name="ro2">
          <table:table-cell table:style-name="ce20" office:value-type="string" calcext:value-type="string">
            <text:p>Casing (box cutting)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Phone repair?</text:p>
          </table:table-cell>
          <table:table-cell table:number-columns-repeated="14"/>
        </table:table-row>
        <table:table-row table:style-name="ro2">
          <table:table-cell table:style-name="Default" office:value-type="string" calcext:value-type="string">
            <text:p>Phone cover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table:style-name="Default" office:value-type="string" calcext:value-type="string">
            <text:p>DC-DC converter</text:p>
          </table:table-cell>
          <table:table-cell table:number-columns-repeated="14"/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table table:name="possible_modules_list" table:style-name="ta1">
        <table:table-column table:style-name="co1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mod_panel_voltage</text:p>
          </table:table-cell>
          <table:table-cell office:value-type="string" calcext:value-type="string">
            <text:p>3xA</text:p>
          </table:table-cell>
        </table:table-row>
        <table:table-row table:style-name="ro2">
          <table:table-cell office:value-type="string" calcext:value-type="string">
            <text:p>mod_mains_presence</text:p>
          </table:table-cell>
          <table:table-cell office:value-type="string" calcext:value-type="string">
            <text:p>1xD</text:p>
          </table:table-cell>
        </table:table-row>
        <table:table-row table:style-name="ro2">
          <table:table-cell office:value-type="string" calcext:value-type="string">
            <text:p>mod_switch_battery_voltage</text:p>
          </table:table-cell>
          <table:table-cell office:value-type="string" calcext:value-type="string">
            <text:p>1xD+1xA</text:p>
          </table:table-cell>
        </table:table-row>
        <table:table-row table:style-name="ro2">
          <table:table-cell office:value-type="string" calcext:value-type="string">
            <text:p>mod_display</text:p>
          </table:table-cell>
          <table:table-cell office:value-type="string" calcext:value-type="string">
            <text:p>8xD</text:p>
          </table:table-cell>
        </table:table-row>
        <table:table-row table:style-name="ro2">
          <table:table-cell office:value-type="string" calcext:value-type="string">
            <text:p>mod_DC_current</text:p>
          </table:table-cell>
          <table:table-cell/>
        </table:table-row>
        <table:table-row table:style-name="ro2">
          <table:table-cell office:value-type="string" calcext:value-type="string">
            <text:p>mod_AC_current</text:p>
          </table:table-cell>
          <table:table-cell office:value-type="string" calcext:value-type="string">
            <text:p>2xA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Mainboard features:</text:p>
          </table:table-cell>
          <table:table-cell/>
        </table:table-row>
        <table:table-row table:style-name="ro2">
          <table:table-cell office:value-type="string" calcext:value-type="string">
            <text:p>LEDs</text:p>
          </table:table-cell>
          <table:table-cell office:value-type="string" calcext:value-type="string">
            <text:p>2xD?</text:p>
          </table:table-cell>
        </table:table-row>
        <table:table-row table:style-name="ro2">
          <table:table-cell office:value-type="string" calcext:value-type="string">
            <text:p>Switches/buttons</text:p>
          </table:table-cell>
          <table:table-cell office:value-type="string" calcext:value-type="string">
            <text:p>2xD+RST?</text:p>
          </table:table-cell>
        </table:table-row>
        <table:table-row table:style-name="ro2">
          <table:table-cell office:value-type="string" calcext:value-type="string">
            <text:p>AREF input</text:p>
          </table:table-cell>
          <table:table-cell office:value-type="string" calcext:value-type="string">
            <text:p>AREF+3V3</text:p>
          </table:table-cell>
        </table:table-row>
        <table:table-row table:style-name="ro2">
          <table:table-cell office:value-type="string" calcext:value-type="string">
            <text:p>Power(battery) input / DC DC converter header</text:p>
          </table:table-cell>
          <table:table-cell office:value-type="string" calcext:value-type="string">
            <text:p>Vin</text:p>
          </table:table-cell>
        </table:table-row>
        <table:table-row table:style-name="ro2">
          <table:table-cell office:value-type="string" calcext:value-type="string">
            <text:p>Arduino (headers to tap into Arduino’s pins)</text:p>
          </table:table-cell>
          <table:table-cell/>
        </table:table-row>
        <table:table-row table:style-name="ro2">
          <table:table-cell office:value-type="string" calcext:value-type="string">
            <text:p>Buzz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0:39:30.110170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2-03T11:47:30.887189847</dc:date>
    <meta:editing-duration>P1DT5H31M49S</meta:editing-duration>
    <meta:editing-cycles>288</meta:editing-cycles>
    <meta:generator>LibreOffice/5.2.7.2$Linux_X86_64 LibreOffice_project/20m0$Build-2</meta:generator>
    <meta:document-statistic meta:table-count="9" meta:cell-count="1189" meta:object-count="0"/>
  </office:meta>
</office:document-meta>
</file>